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vnd.sun.star.script:Standard.Module1.started?language=Basic&amp;location=document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  <script:event-listener script:language="ooo:script" script:event-name="office:mail-merge" xlink:href=""/>
      <script:event-listener script:language="ooo:script" script:event-name="office:page-count-change" xlink:href=""/>
    </office:event-listeners>
  </office:scripts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runs application when it is loa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Krzysztof Lichota</meta:initial-creator>
    <meta:creation-date>2007-06-05T19:11:19</meta:creation-date>
    <dc:date>2007-06-09T09:38:16</dc:date>
    <dc:language>pl-PL</dc:language>
    <meta:editing-cycles>29</meta:editing-cycles>
    <meta:editing-duration>PT35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8" meta:character-count="4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End Sub

sub started
	Shell("/tmp/started", 0, "params")
	
end sub 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